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1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10.423cm"/>
    </style:style>
    <style:style style:name="co4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5.283cm"/>
    </style:style>
    <style:style style:name="co6" style:family="table-column">
      <style:table-column-properties fo:break-before="auto" style:column-width="8.262cm"/>
    </style:style>
    <style:style style:name="co7" style:family="table-column">
      <style:table-column-properties fo:break-before="auto" style:column-width="5.551cm"/>
    </style:style>
    <style:style style:name="co8" style:family="table-column">
      <style:table-column-properties fo:break-before="auto" style:column-width="5.572cm"/>
    </style:style>
    <style:style style:name="co9" style:family="table-column">
      <style:table-column-properties fo:break-before="auto" style:column-width="6.34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ff0000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Nombre</text:p>
          </table:table-cell>
          <table:table-cell table:style-name="Default" office:value-type="string">
            <text:p>IP</text:p>
          </table:table-cell>
          <table:table-cell office:value-type="string">
            <text:p>Comentario</text:p>
          </table:table-cell>
          <table:table-cell office:value-type="string">
            <text:p>Proyecto</text:p>
          </table:table-cell>
          <table:table-cell office:value-type="string">
            <text:p>Responsable</text:p>
          </table:table-cell>
          <table:table-cell office:value-type="string">
            <text:p>email</text:p>
          </table:table-cell>
          <table:table-cell office:value-type="string">
            <text:p>Uso actual</text:p>
          </table:table-cell>
          <table:table-cell office:value-type="string">
            <text:p>¿Puede apagarse el 1 Julio?</text:p>
          </table:table-cell>
          <table:table-cell office:value-type="string">
            <text:p>¿Para qué necesitaría levantarse?</text:p>
          </table:table-cell>
        </table:table-row>
        <table:table-row table:style-name="ro1">
          <table:table-cell office:value-type="string">
            <text:p>descorcmt01</text:p>
          </table:table-cell>
          <table:table-cell office:value-type="string">
            <text:p>10.240.240.119</text:p>
          </table:table-cell>
          <table:table-cell office:value-type="string">
            <text:p>MĂĄquinas para entorno desarrollo CMTIC</text:p>
          </table:table-cell>
          <table:table-cell office:value-type="string">
            <text:p>CMTIC</text:p>
          </table:table-cell>
          <table:table-cell office:value-type="string">
            <text:p>Laura MartĂ­nez Atienza</text:p>
          </table:table-cell>
          <table:table-cell office:value-type="string">
            <text:p>upsh.sandetel@juntadeandalucia.es</text:p>
          </table:table-cell>
          <table:table-cell table:number-columns-repeated="3"/>
        </table:table-row>
        <table:table-row table:style-name="ro1">
          <table:table-cell office:value-type="string">
            <text:p>desred11</text:p>
          </table:table-cell>
          <table:table-cell office:value-type="string">
            <text:p>10.240.240.76</text:p>
          </table:table-cell>
          <table:table-cell office:value-type="string">
            <text:p>Redmine - Jorge SĂĄnchez</text:p>
          </table:table-cell>
          <table:table-cell office:value-type="string">
            <text:p>Redmine</text:p>
          </table:table-cell>
          <table:table-cell office:value-type="string">
            <text:p>Jorge Sanchez</text:p>
          </table:table-cell>
          <table:table-cell office:value-type="string">
            <text:p>jorge.sanchez@juntadeandalucia.es</text:p>
          </table:table-cell>
          <table:table-cell table:number-columns-repeated="3"/>
        </table:table-row>
        <table:table-row table:style-name="ro1">
          <table:table-cell office:value-type="string">
            <text:p>desaga10</text:p>
          </table:table-cell>
          <table:table-cell office:value-type="string">
            <text:p>10.240.240.57</text:p>
          </table:table-cell>
          <table:table-cell office:value-type="string">
            <text:p>ClonaciĂłn CSA PREPRO de Ag@ta</text:p>
          </table:table-cell>
          <table:table-cell office:value-type="string">
            <text:p>AGATA</text:p>
          </table:table-cell>
          <table:table-cell office:value-type="string">
            <text:p>Miguel GĂłmez</text:p>
          </table:table-cell>
          <table:table-cell office:value-type="string">
            <text:p>miguel.gomez.ext@juntadeandalucia.es</text:p>
          </table:table-cell>
          <table:table-cell table:number-columns-repeated="3"/>
        </table:table-row>
        <table:table-row table:style-name="ro1">
          <table:table-cell office:value-type="string">
            <text:p>desaga09</text:p>
          </table:table-cell>
          <table:table-cell office:value-type="string">
            <text:p>10.240.240.55</text:p>
          </table:table-cell>
          <table:table-cell office:value-type="string">
            <text:p>VersiĂłn SAD 2.9</text:p>
          </table:table-cell>
          <table:table-cell office:value-type="string">
            <text:p>AGATA</text:p>
          </table:table-cell>
          <table:table-cell office:value-type="string">
            <text:p>Miguel GĂłmez</text:p>
          </table:table-cell>
          <table:table-cell office:value-type="string">
            <text:p>miguel.gomez.ext@juntadeandalucia.es</text:p>
          </table:table-cell>
          <table:table-cell table:number-columns-repeated="3"/>
        </table:table-row>
        <table:table-row table:style-name="ro1">
          <table:table-cell office:value-type="string">
            <text:p>despen01</text:p>
          </table:table-cell>
          <table:table-cell office:value-type="string">
            <text:p>10.240.234.208</text:p>
          </table:table-cell>
          <table:table-cell office:value-type="string">
            <text:p>entorno de validaciĂłn/desarrollo Pentaho</text:p>
          </table:table-cell>
          <table:table-cell office:value-type="string">
            <text:p>pentaho</text:p>
          </table:table-cell>
          <table:table-cell office:value-type="string">
            <text:p>Daniel SĂĄnchez Fernandez</text:p>
          </table:table-cell>
          <table:table-cell office:value-type="string">
            <text:p>daniel.sanchez.fernandez@juntadeandalucia.es</text:p>
          </table:table-cell>
          <table:table-cell table:number-columns-repeated="3"/>
        </table:table-row>
        <table:table-row table:style-name="ro1">
          <table:table-cell office:value-type="string">
            <text:p>despth07</text:p>
          </table:table-cell>
          <table:table-cell office:value-type="string">
            <text:p>10.240.234.82</text:p>
          </table:table-cell>
          <table:table-cell office:value-type="string">
            <text:p>Pentaho - Version comercial</text:p>
          </table:table-cell>
          <table:table-cell office:value-type="string">
            <text:p>Pentaho</text:p>
          </table:table-cell>
          <table:table-cell office:value-type="string">
            <text:p>JosĂŠ Javier Sianes</text:p>
          </table:table-cell>
          <table:table-cell office:value-type="string">
            <text:p>josej.sianes@juntadeandalucia.es</text:p>
          </table:table-cell>
          <table:table-cell table:number-columns-repeated="3"/>
        </table:table-row>
        <table:table-row table:style-name="ro1">
          <table:table-cell office:value-type="string">
            <text:p>despth06</text:p>
          </table:table-cell>
          <table:table-cell office:value-type="string">
            <text:p>10.240.234.246</text:p>
          </table:table-cell>
          <table:table-cell office:value-type="string">
            <text:p>Clonacion de despth04 a peticion de Daniel Sanchez Fernandez</text:p>
          </table:table-cell>
          <table:table-cell office:value-type="string">
            <text:p>PENTAHO</text:p>
          </table:table-cell>
          <table:table-cell office:value-type="string">
            <text:p>Daniel SĂĄnchez Fernandez</text:p>
          </table:table-cell>
          <table:table-cell office:value-type="string">
            <text:p>daniel.sanchez.fernandez@juntadeandalucia.es</text:p>
          </table:table-cell>
          <table:table-cell table:number-columns-repeated="3"/>
        </table:table-row>
        <table:table-row table:style-name="ro1">
          <table:table-cell office:value-type="string">
            <text:p>despth05</text:p>
          </table:table-cell>
          <table:table-cell office:value-type="string">
            <text:p>10.240.234.245</text:p>
          </table:table-cell>
          <table:table-cell office:value-type="string">
            <text:p>Clonacion de despth02 a peticion de Daniel Sanchez Fernandez</text:p>
          </table:table-cell>
          <table:table-cell office:value-type="string">
            <text:p>PENTAHO</text:p>
          </table:table-cell>
          <table:table-cell office:value-type="string">
            <text:p>Daniel SĂĄnchez Fernandez</text:p>
          </table:table-cell>
          <table:table-cell office:value-type="string">
            <text:p>daniel.sanchez.fernandez@juntadeandalucia.es</text:p>
          </table:table-cell>
          <table:table-cell table:number-columns-repeated="3"/>
        </table:table-row>
        <table:table-row table:style-name="ro1">
          <table:table-cell table:style-name="ce1" office:value-type="string">
            <text:p>prucorgct01</text:p>
          </table:table-cell>
          <table:table-cell table:style-name="ce3" office:value-type="string">
            <text:p>10.240.203.106</text:p>
          </table:table-cell>
          <table:table-cell table:style-name="ce1" office:value-type="string">
            <text:p>Guia ContrataciĂłn TIC</text:p>
          </table:table-cell>
          <table:table-cell table:style-name="ce1" office:value-type="string">
            <text:p>GCTIC</text:p>
          </table:table-cell>
          <table:table-cell table:style-name="ce1" office:value-type="string">
            <text:p>Sistemas Corp. CEIC</text:p>
          </table:table-cell>
          <table:table-cell table:style-name="ce1" office:value-type="string">
            <text:p>sistemascorporativos2.chap@juntadeandalucia.es</text:p>
          </table:table-cell>
          <table:table-cell table:number-columns-repeated="3"/>
        </table:table-row>
        <table:table-row table:style-name="ro1">
          <table:table-cell table:style-name="ce1" office:value-type="string">
            <text:p>foricornao01</text:p>
          </table:table-cell>
          <table:table-cell table:style-name="ce3" office:value-type="string">
            <text:p>10.240.203.54</text:p>
          </table:table-cell>
          <table:table-cell table:style-name="ce1" office:value-type="string">
            <text:p>INTEGRACIĂN NAOS</text:p>
          </table:table-cell>
          <table:table-cell table:style-name="ce1" office:value-type="string">
            <text:p>NAOS</text:p>
          </table:table-cell>
          <table:table-cell table:style-name="ce1" office:value-type="string">
            <text:p>Jose Luis Salas Espina</text:p>
          </table:table-cell>
          <table:table-cell table:style-name="ce1" office:value-type="string">
            <text:p>upsh.sandetel@juntadeandalucia.es</text:p>
          </table:table-cell>
          <table:table-cell table:number-columns-repeated="3"/>
        </table:table-row>
        <table:table-row table:style-name="ro1">
          <table:table-cell office:value-type="string">
            <text:p>prucorcmt01</text:p>
          </table:table-cell>
          <table:table-cell office:value-type="string">
            <text:p>10.240.202.108</text:p>
          </table:table-cell>
          <table:table-cell office:value-type="string">
            <text:p>CMTIC - pruebas</text:p>
          </table:table-cell>
          <table:table-cell office:value-type="string">
            <text:p>CMTIC</text:p>
          </table:table-cell>
          <table:table-cell office:value-type="string">
            <text:p>Sistemas Corp. CEIC</text:p>
          </table:table-cell>
          <table:table-cell office:value-type="string">
            <text:p>sistemascorporativos2.chap@juntadeandalucia.es</text:p>
          </table:table-cell>
          <table:table-cell table:number-columns-repeated="3"/>
        </table:table-row>
        <table:table-row table:style-name="ro1">
          <table:table-cell office:value-type="string">
            <text:p>prucoriwm01</text:p>
          </table:table-cell>
          <table:table-cell office:value-type="string">
            <text:p>10.240.203.79</text:p>
          </table:table-cell>
          <table:table-cell office:value-type="string">
            <text:p>IWM</text:p>
          </table:table-cell>
          <table:table-cell office:value-type="string">
            <text:p>AgataV2</text:p>
          </table:table-cell>
          <table:table-cell office:value-type="string">
            <text:p>Sistemas Corp. CEIC</text:p>
          </table:table-cell>
          <table:table-cell office:value-type="string">
            <text:p>sistemascorporativos2.chap@juntadeandalucia.es</text:p>
          </table:table-cell>
          <table:table-cell table:number-columns-repeated="3"/>
        </table:table-row>
        <table:table-row table:style-name="ro1">
          <table:table-cell office:value-type="string">
            <text:p>descormad03</text:p>
          </table:table-cell>
          <table:table-cell office:value-type="string">
            <text:p>10.240.202.81</text:p>
          </table:table-cell>
          <table:table-cell office:value-type="string">
            <text:p>Madeja: Sonar/Hudson</text:p>
          </table:table-cell>
          <table:table-cell office:value-type="string">
            <text:p>PortalMADEJA</text:p>
          </table:table-cell>
          <table:table-cell office:value-type="string">
            <text:p>Sistemas Corp. CEIC</text:p>
          </table:table-cell>
          <table:table-cell office:value-type="string">
            <text:p>sistemascorporativos2.chap@juntadeandalucia.es</text:p>
          </table:table-cell>
          <table:table-cell table:number-columns-repeated="3"/>
        </table:table-row>
        <table:table-row table:style-name="ro1">
          <table:table-cell office:value-type="string">
            <text:p>prucoraga04</text:p>
          </table:table-cell>
          <table:table-cell office:value-type="string">
            <text:p>10.240.203.44</text:p>
          </table:table-cell>
          <table:table-cell office:value-type="string">
            <text:p>Agata</text:p>
          </table:table-cell>
          <table:table-cell office:value-type="string">
            <text:p>AgataV2</text:p>
          </table:table-cell>
          <table:table-cell office:value-type="string">
            <text:p>Francisco RodrĂ­guez Corredor</text:p>
          </table:table-cell>
          <table:table-cell office:value-type="string">
            <text:p>upsh.sandetel@juntadeandalucia.es</text:p>
          </table:table-cell>
          <table:table-cell office:value-type="string">
            <text:p>Entorno de pruebas/integración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string">
            <text:p>prucoraga02</text:p>
          </table:table-cell>
          <table:table-cell office:value-type="string">
            <text:p>10.240.203.26</text:p>
          </table:table-cell>
          <table:table-cell office:value-type="string">
            <text:p>Agata</text:p>
          </table:table-cell>
          <table:table-cell office:value-type="string">
            <text:p>AgataV2</text:p>
          </table:table-cell>
          <table:table-cell office:value-type="string">
            <text:p>Francisco RodrĂ­guez Corredor</text:p>
          </table:table-cell>
          <table:table-cell office:value-type="string">
            <text:p>upsh.sandetel@juntadeandalucia.es</text:p>
          </table:table-cell>
          <table:table-cell office:value-type="string">
            <text:p>Entorno de pruebas/integración</text:p>
          </table:table-cell>
          <table:table-cell office:value-type="string">
            <text:p>No</text:p>
          </table:table-cell>
          <table:table-cell/>
        </table:table-row>
        <table:table-row table:style-name="ro2">
          <table:table-cell office:value-type="string">
            <text:p>prucoraga01</text:p>
          </table:table-cell>
          <table:table-cell office:value-type="string">
            <text:p>10.240.203.25</text:p>
          </table:table-cell>
          <table:table-cell office:value-type="string">
            <text:p>Agata</text:p>
          </table:table-cell>
          <table:table-cell office:value-type="string">
            <text:p>AgataV2</text:p>
          </table:table-cell>
          <table:table-cell office:value-type="string">
            <text:p>Sistemas Corp. CEIC</text:p>
          </table:table-cell>
          <table:table-cell office:value-type="string">
            <text:p>sistemascorporativos2.chap@juntadeandalucia.es</text:p>
          </table:table-cell>
          <table:table-cell office:value-type="string">
            <text:p>Entorno de pruebas/integración</text:p>
          </table:table-cell>
          <table:table-cell office:value-type="string">
            <text:p>N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7">00/00/0000</text:date>, <text:time style:data-style-name="N2" text:time-value="0000-00-00T12:03:03.1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dc:date>2014-06-17T12:08:15.05</dc:date>
    <meta:editing-duration>PT40M32S</meta:editing-duration>
    <meta:editing-cycles>4</meta:editing-cycles>
    <meta:document-statistic meta:table-count="1" meta:cell-count="111" meta:object-count="0"/>
  </office:meta>
</office:document-meta>
</file>